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family-generic="system" style:font-pitch="variable"/>
    <style:font-face style:name="Arial Narrow" svg:font-family="'Arial Narrow'" style:font-family-generic="swiss" style:font-pitch="variable"/>
    <style:font-face style:name="Arial Narrow1" svg:font-family="'Arial Narrow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in" style:contextual-spacing="false" fo:text-align="end" style:justify-single-word="false" fo:hyphenation-ladder-count="no-limit" fo:hyphenation-keep="auto" loext:hyphenation-keep-type="column" fo:text-indent="0in" style:auto-text-indent="false" style:page-number="1">
        <style:tab-stops>
          <style:tab-stop style:position="0.6898in"/>
          <style:tab-stop style:position="6.6937in" style:type="right" style:leader-style="solid" style:leader-text="_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top="0in" fo:margin-bottom="0in" style:contextual-spacing="false" fo:text-align="end" style:justify-single-word="false" fo:hyphenation-ladder-count="no-limit" fo:hyphenation-keep="auto" loext:hyphenation-keep-type="column" fo:text-indent="0.4925in" style:auto-text-indent="false">
        <style:tab-stops>
          <style:tab-stop style:position="0.6898in"/>
          <style:tab-stop style:position="6.6937in" style:type="right" style:leader-style="solid" style:leader-text="_"/>
        </style:tab-stops>
      </style:paragraph-properties>
      <style:text-properties style:font-name="Times New Roman" fo:font-size="14pt" fo:font-weight="bold" style:font-size-asian="14pt" style:language-asian="ar" style:country-asian="SA" style:font-weight-asian="bold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 style:list-style-name="">
      <style:paragraph-properties fo:margin-left="0in" fo:margin-top="0in" fo:margin-bottom="0in" style:contextual-spacing="false" fo:line-height="100%" fo:text-align="center" style:justify-single-word="false" fo:text-indent="0in" style:auto-text-indent="false" fo:keep-with-next="always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P5" style:family="paragraph" style:parent-style-name="Standard">
      <style:paragraph-properties fo:margin-left="3.4457in" fo:margin-top="0in" fo:margin-bottom="0in" style:contextual-spacing="false" fo:line-height="100%" fo:text-align="justify" style:justify-single-word="false"/>
    </style:style>
    <style:style style:name="P6" style:family="paragraph" style:parent-style-name="Standard">
      <style:paragraph-properties fo:margin-left="3.4457in" fo:margin-top="0in" fo:margin-bottom="0in" style:contextual-spacing="false" fo:line-height="100%" fo:text-align="justify" style:justify-single-word="false" fo:padding-left="0in" fo:padding-right="0in" fo:padding-top="0in" fo:padding-bottom="0.0138in" fo:border-left="none" fo:border-right="none" fo:border-top="none" fo:border-bottom="1.5pt solid #000000"/>
    </style:style>
    <style:style style:name="P7" style:family="paragraph" style:parent-style-name="Standard">
      <style:paragraph-properties fo:margin-left="3.4453in" fo:margin-top="0in" fo:margin-bottom="0in" style:contextual-spacing="false" fo:line-height="100%" fo:text-align="justify" style:justify-single-word="false" fo:padding-left="0in" fo:padding-right="0in" fo:padding-top="0in" fo:padding-bottom="0.0138in" fo:border-left="none" fo:border-right="none" fo:border-top="none" fo:border-bottom="1.5pt solid #000000"/>
      <style:text-properties style:font-name="Times New Roman CYR" fo:font-size="14pt" style:font-size-asian="14pt" style:language-asian="ru" style:country-asian="RU" style:font-name-complex="Times New Roman1" style:font-size-complex="10pt"/>
    </style:style>
    <style:style style:name="P8" style:family="paragraph" style:parent-style-name="Standard">
      <style:paragraph-properties fo:margin-left="3.4453in" fo:margin-top="0in" fo:margin-bottom="0in" style:contextual-spacing="false" fo:line-height="100%" fo:text-align="justify" style:justify-single-word="false"/>
      <style:text-properties style:font-name="Times New Roman CYR" fo:font-size="14pt" style:font-size-asian="14pt" style:language-asian="ru" style:country-asian="RU" style:font-name-complex="Times New Roman1" style:font-size-complex="10pt"/>
    </style:style>
    <style:style style:name="P9" style:family="paragraph" style:parent-style-name="Standard">
      <style:paragraph-properties fo:margin-left="3.4453in" fo:margin-top="0in" fo:margin-bottom="0in" style:contextual-spacing="false" fo:line-height="100%" fo:text-align="justify" style:justify-single-word="false"/>
    </style:style>
    <style:style style:name="P10" style:family="paragraph" style:parent-style-name="Standard">
      <style:paragraph-properties fo:margin-left="3.4457in" fo:margin-top="0in" fo:margin-bottom="0in" style:contextual-spacing="false" fo:line-height="100%" fo:text-align="center" style:justify-single-word="false"/>
    </style:style>
    <style:style style:name="P11" style:family="paragraph" style:parent-style-name="Standard">
      <style:paragraph-properties fo:margin-left="3.4457in" fo:margin-top="0in" fo:margin-bottom="0in" style:contextual-spacing="false" fo:line-height="100%" fo:text-align="justify" style:justify-single-word="false"/>
      <style:text-properties style:font-name="Times New Roman CYR" fo:font-size="14pt" style:font-size-asian="14pt" style:language-asian="ru" style:country-asian="RU" style:font-name-complex="Times New Roman1" style:font-size-complex="10pt"/>
    </style:style>
    <style:style style:name="P12" style:family="paragraph" style:parent-style-name="Standard">
      <style:paragraph-properties fo:margin-left="3.4457in" fo:margin-top="0in" fo:margin-bottom="0in" style:contextual-spacing="false" fo:line-height="100%" fo:text-align="justify" style:justify-single-word="false" fo:padding-left="0in" fo:padding-right="0in" fo:padding-top="0in" fo:padding-bottom="0.0138in" fo:border-left="none" fo:border-right="none" fo:border-top="none" fo:border-bottom="1.5pt solid #000000"/>
      <style:text-properties style:font-name="Times New Roman CYR" fo:font-size="14pt" officeooo:rsid="0002bc26" officeooo:paragraph-rsid="0002bc26" style:font-size-asian="14pt" style:language-asian="ru" style:country-asian="RU" style:font-name-complex="Times New Roman1" style:font-size-complex="10pt"/>
    </style:style>
    <style:style style:name="P13" style:family="paragraph" style:parent-style-name="Standard">
      <style:paragraph-properties fo:margin-left="3.4457in" fo:margin-top="0in" fo:margin-bottom="0in" style:contextual-spacing="false" fo:line-height="100%" fo:text-align="center" style:justify-single-word="false"/>
      <style:text-properties officeooo:paragraph-rsid="0002bc26"/>
    </style:style>
    <style:style style:name="P14" style:family="paragraph" style:parent-style-name="Standard">
      <style:paragraph-properties fo:margin-left="3.4457in" fo:margin-top="0in" fo:margin-bottom="0in" style:contextual-spacing="false" fo:line-height="100%" fo:text-align="center" style:justify-single-word="false"/>
      <style:text-properties style:font-name="Times New Roman" fo:font-size="10pt" officeooo:paragraph-rsid="0002bc26" style:font-size-asian="10pt" style:language-asian="ru" style:country-asian="RU" style:font-name-complex="Times New Roman1" style:font-size-complex="10pt"/>
    </style:style>
    <style:style style:name="P15" style:family="paragraph" style:parent-style-name="Standard">
      <style:paragraph-properties fo:margin-left="3.4457in" fo:margin-top="0in" fo:margin-bottom="0in" style:contextual-spacing="false" fo:line-height="100%" fo:text-align="center" style:justify-single-word="false"/>
      <style:text-properties style:font-name="Times New Roman CYR" fo:font-size="10pt" style:font-size-asian="10pt" style:language-asian="ru" style:country-asian="RU" style:font-name-complex="Times New Roman1" style:font-size-complex="10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18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text-indent="0.4925in" style:auto-text-indent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fo:text-indent="0.4925in" style:auto-text-indent="false"/>
    </style:style>
    <style:style style:name="P20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21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text-indent="0.5in" style:auto-text-indent="false"/>
    </style:style>
    <style:style style:name="P22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text-indent="0.5in" style:auto-text-indent="false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23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/>
    </style:style>
    <style:style style:name="P24" style:family="paragraph" style:parent-style-name="Standard">
      <style:paragraph-properties fo:margin-top="0in" fo:margin-bottom="0in" style:contextual-spacing="false" fo:line-height="100%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style:font-name="Times New Roman CYR" fo:font-size="14pt" style:font-size-asian="14pt" style:language-asian="ru" style:country-asian="RU" style:font-name-complex="Times New Roman1" style:font-size-complex="10pt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7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officeooo:paragraph-rsid="0002bc26"/>
    </style:style>
    <style:style style:name="T1" style:family="text">
      <style:text-properties style:font-name="Times New Roman" fo:font-size="14pt" fo:font-weight="bold" style:font-size-asian="14pt" style:language-asian="ar" style:country-asian="SA" style:font-weight-asian="bold" style:font-name-complex="Times New Roman1" style:font-size-complex="14pt"/>
    </style:style>
    <style:style style:name="T2" style:family="text">
      <style:text-properties style:font-name="Times New Roman" fo:font-size="14pt" fo:font-style="italic" fo:font-weight="bold" style:font-size-asian="14pt" style:language-asian="ru" style:country-asian="RU" style:font-style-asian="italic" style:font-weight-asian="bold" style:font-name-complex="Times New Roman1" style:font-size-complex="12pt"/>
    </style:style>
    <style:style style:name="T3" style:family="text">
      <style:text-properties style:font-name="Times New Roman" fo:font-size="14pt" fo:font-style="italic" fo:font-weight="bold" officeooo:rsid="0002bc26" style:font-size-asian="14pt" style:language-asian="ru" style:country-asian="RU" style:font-style-asian="italic" style:font-weight-asian="bold" style:font-name-complex="Times New Roman1" style:font-size-complex="12pt"/>
    </style:style>
    <style:style style:name="T4" style:family="text"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T5" style:family="text">
      <style:text-properties style:font-name="Times New Roman CYR" fo:font-size="14pt" style:font-size-asian="14pt" style:language-asian="ru" style:country-asian="RU" style:font-name-complex="Times New Roman1" style:font-size-complex="10pt"/>
    </style:style>
    <style:style style:name="T6" style:family="text">
      <style:text-properties style:font-name="Times New Roman CYR" fo:font-size="14pt" officeooo:rsid="0002bc26" style:font-size-asian="14pt" style:language-asian="ru" style:country-asian="RU" style:font-name-complex="Times New Roman1" style:font-size-complex="10pt"/>
    </style:style>
    <style:style style:name="T7" style:family="text">
      <style:text-properties style:font-name="Times New Roman CYR" fo:font-size="10pt" style:font-size-asian="10pt" style:language-asian="ru" style:country-asian="RU" style:font-name-complex="Times New Roman1" style:font-size-complex="10pt"/>
    </style:style>
    <style:style style:name="T8" style:family="text">
      <style:text-properties style:font-name="Times New Roman" fo:font-size="10pt" style:font-size-asian="10pt" style:language-asian="ru" style:country-asian="RU" style:font-name-complex="Times New Roman1" style:font-size-complex="10pt"/>
    </style:style>
    <style:style style:name="T9" style:family="text">
      <style:text-properties style:font-name="Times New Roman" fo:font-size="14pt" style:text-underline-style="solid" style:text-underline-width="auto" style:text-underline-color="font-color" officeooo:rsid="0002bc26" style:font-size-asian="14pt" style:language-asian="ru" style:country-asian="RU" style:font-name-complex="Times New Roman1" style:font-size-complex="10pt"/>
    </style:style>
    <style:style style:name="T10" style:family="text">
      <style:text-properties style:font-name="Times New Roman" fo:font-size="14pt" style:font-size-asian="14pt" style:language-asian="ru" style:country-asian="RU" style:font-name-complex="Times New Roman1" style:font-size-complex="10pt"/>
    </style:style>
    <style:style style:name="T11" style:family="text">
      <style:text-properties style:font-name="Times New Roman" fo:font-size="14pt" fo:font-weight="bold" style:font-size-asian="14pt" style:language-asian="ru" style:country-asian="RU" style:font-weight-asian="bold" style:font-name-complex="Times New Roman1" style:font-size-complex="14pt"/>
    </style:style>
    <style:style style:name="T12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13" style:family="text">
      <style:text-properties style:font-name="Times New Roman" fo:font-size="14pt" fo:background-color="transparent" loext:char-shading-value="0" style:font-size-asian="14pt" style:language-asian="ru" style:country-asian="RU" style:font-name-complex="Times New Roman1" style:font-size-complex="14pt"/>
    </style:style>
    <style:style style:name="T14" style:family="text">
      <style:text-properties style:font-name="Times New Roman" fo:font-size="14pt" style:text-underline-style="solid" style:text-underline-width="auto" style:text-underline-color="font-color" fo:background-color="transparent" loext:char-shading-value="0" style:font-size-asian="14pt" style:language-asian="ru" style:country-asian="RU" style:font-name-complex="Times New Roman1" style:font-size-complex="14pt"/>
    </style:style>
    <style:style style:name="T15" style:family="text">
      <style:text-properties style:font-name="Times New Roman" fo:font-size="14pt" style:text-underline-style="solid" style:text-underline-width="auto" style:text-underline-color="font-color" officeooo:rsid="0002bc26" fo:background-color="transparent" loext:char-shading-value="0" style:font-size-asian="14pt" style:language-asian="ru" style:country-asian="RU" style:font-name-complex="Times New Roman1" style:font-size-complex="14pt"/>
    </style:style>
    <style:style style:name="T16" style:family="text">
      <style:text-properties style:font-name="Times New Roman CYR" fo:font-size="12pt" style:font-size-asian="12pt" style:language-asian="ru" style:country-asian="RU" style:font-name-complex="Times New Roman1" style:font-size-complex="12pt"/>
    </style:style>
    <style:style style:name="T17" style:family="text">
      <style:text-properties style:font-name="Times New Roman CYR" fo:font-size="14pt" style:text-underline-style="solid" style:text-underline-width="auto" style:text-underline-color="font-color" officeooo:rsid="0002bc26" style:font-size-asian="14pt" style:language-asian="ru" style:country-asian="RU" style:font-name-complex="Times New Roman1" style:font-size-complex="10pt"/>
    </style:style>
    <style:style style:name="T18" style:family="text">
      <style:text-properties style:font-name="Times New Roman" fo:font-size="14pt" officeooo:rsid="0002bc26" style:font-size-asian="14pt" style:language-asian="ru" style:country-asian="RU" style:font-name-complex="Times New Roman1" style:font-size-complex="14pt"/>
    </style:style>
    <style:style style:name="T19" style:family="text">
      <style:text-properties style:font-name="Times New Roman" fo:font-size="14pt" style:text-underline-style="solid" style:text-underline-width="auto" style:text-underline-color="font-color" style:font-size-asian="14pt" style:language-asian="ru" style:country-asian="RU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Приложение 4</text:span><text:span text:style-name="T1"/></text:p>
      <text:p text:style-name="P2" loext:marker-style-name="T1"/>
      <text:p text:style-name="P2" loext:marker-style-name="T1"/>
      <text:h text:style-name="P3" text:outline-level="1" loext:marker-style-name="T2"><text:span text:style-name="T3">З</text:span><text:span text:style-name="T2">аявления студента о направлении на практику</text:span></text:h>
      <text:p text:style-name="P4" loext:marker-style-name="T4"/>
      <text:p text:style-name="P5" loext:marker-style-name="T5"><text:span text:style-name="T5">Заведующе</text:span><text:span text:style-name="T6">му</text:span><text:span text:style-name="T5"> кафедрой</text:span></text:p>
      <text:p text:style-name="P6" loext:marker-style-name="T5"><text:span text:style-name="T5">«математического и компьютерного моделирования» ИМКТ ДВФУ</text:span><text:span text:style-name="T5"/></text:p>
      <text:p text:style-name="P7" loext:marker-style-name="T5"/>
      <text:p text:style-name="P7" loext:marker-style-name="T5"/>
      <text:p text:style-name="P8" loext:marker-style-name="T5"/>
      <text:p text:style-name="P9" loext:marker-style-name="T5"><text:span text:style-name="T5">_____________________________</text:span><text:span text:style-name="T5"/></text:p>
      <text:p text:style-name="P10" loext:marker-style-name="T4"><text:span text:style-name="T4">Ф.И.О. полностью</text:span><text:span text:style-name="T4"/></text:p>
      <text:p text:style-name="P11" loext:marker-style-name="T5"/>
      <text:p text:style-name="P6" loext:marker-style-name="T5"><text:span text:style-name="T5">студента</text:span></text:p>
      <text:p text:style-name="P12" loext:marker-style-name="T5">Вершинина Данила Алекс<text:tab/></text:p>
      <text:p text:style-name="P11" loext:marker-style-name="T5"/>
      <text:p text:style-name="P5" loext:marker-style-name="T5"><text:span text:style-name="T5">_____________________________</text:span><text:span text:style-name="T5"/></text:p>
      <text:p text:style-name="P10" loext:marker-style-name="T7"><text:span text:style-name="T7">Ф.И.О. полностью</text:span><text:span text:style-name="T7"/></text:p>
      <text:p text:style-name="P13" loext:marker-style-name="T8"><text:span text:style-name="T9">Б9122-01.03.02мкт</text:span><text:span text:style-name="T10"> </text:span></text:p>
      <text:p text:style-name="P14" loext:marker-style-name="T8">группа</text:p>
      <text:p text:style-name="P15" loext:marker-style-name="T7"/>
      <text:p text:style-name="P16" loext:marker-style-name="T11"><text:span text:style-name="T11">Заявление</text:span><text:span text:style-name="T11"/></text:p>
      <text:p text:style-name="P17" loext:marker-style-name="T12"/>
      <text:p text:style-name="P18" loext:marker-style-name="T12"><text:span text:style-name="T12">Прошу направить меня для прохождения производственной <text:s/>практики на</text:span><text:span text:style-name="T13"> </text:span><text:span text:style-name="T14"><text:tab/><text:tab/><text:tab/><text:tab/><text:tab/></text:span><text:span text:style-name="T15">ООО «Урбан Софт» <text:s text:c="18"/></text:span></text:p>
      <text:p text:style-name="P19" loext:marker-style-name="T4"><text:span text:style-name="T4"><text:s text:c="12"/>(название предприятия)</text:span><text:span text:style-name="T4"/></text:p>
      <text:p text:style-name="P20" loext:marker-style-name="T12"/>
      <text:p text:style-name="P21" loext:marker-style-name="T12"><text:span text:style-name="T12">Руководитель практики:</text:span><text:span text:style-name="T12"/></text:p>
      <text:p text:style-name="P22" loext:marker-style-name="T12"/>
      <text:p text:style-name="P23" loext:marker-style-name="T12"><text:span text:style-name="T12">________________________________________________________________</text:span><text:span text:style-name="T12"/></text:p>
      <text:p text:style-name="P16" loext:marker-style-name="T4"><text:span text:style-name="T4">(</text:span><text:span text:style-name="T16">Ф.И.О. руководителя,</text:span><text:span text:style-name="T4"> должность, ученая степень, ученое звание руководителя)</text:span></text:p>
      <text:p text:style-name="P20" loext:marker-style-name="T12"/>
      <text:p text:style-name="P24" loext:marker-style-name="T5"><text:span text:style-name="T5">Дата «</text:span><text:span text:style-name="T6">20</text:span><text:span text:style-name="T5">» </text:span><text:span text:style-name="T17">января</text:span><text:span text:style-name="T5">__________ 20</text:span><text:span text:style-name="T6">25</text:span><text:span text:style-name="T5"> г.</text:span></text:p>
      <text:p text:style-name="P25" loext:marker-style-name="T5"/>
      <text:p text:style-name="P24" loext:marker-style-name="T5"><text:span text:style-name="T5">Подпись студента_________ /_</text:span><text:span text:style-name="T17">Вершинин ДА</text:span><text:span text:style-name="T5">_____</text:span></text:p>
      <text:p text:style-name="P26" loext:marker-style-name="T7"><text:span text:style-name="T7">(инициалы, фамилия)</text:span><text:span text:style-name="T7"/></text:p>
      <text:p text:style-name="P25" loext:marker-style-name="T5"/>
      <text:p text:style-name="P24" loext:marker-style-name="T12"><text:span text:style-name="T12">Руководитель практики: «Согласен» _______________ </text:span><text:span text:style-name="T12"/></text:p>
      <text:p text:style-name="P26" loext:marker-style-name="T7"><text:span text:style-name="T12"><text:tab/><text:tab/></text:span><text:span text:style-name="T7">(подпись)</text:span></text:p>
      <text:p text:style-name="P24" loext:marker-style-name="T5"><text:span text:style-name="T5">Дата «_</text:span><text:span text:style-name="T6">20</text:span><text:span text:style-name="T5">_» _</text:span><text:span text:style-name="T17">января</text:span><text:span text:style-name="T5">________ 20</text:span><text:span text:style-name="T6">25</text:span><text:span text:style-name="T5"> г.</text:span></text:p>
      <text:p text:style-name="P25" loext:marker-style-name="T5"/>
      <text:p text:style-name="P25" loext:marker-style-name="T5"/>
      <text:p text:style-name="P24" loext:marker-style-name="T5"><text:span text:style-name="T5">Решение кафедры:</text:span><text:span text:style-name="T5"/></text:p>
      <text:p text:style-name="P27" loext:marker-style-name="T12"><text:span text:style-name="T5">Зав. кафедрой </text:span><text:span text:style-name="T10">_______________ <text:s text:c="14"/></text:span><text:span text:style-name="T12">«_</text:span><text:span text:style-name="T18">20</text:span><text:span text:style-name="T12">_» </text:span><text:span text:style-name="T19"><text:s text:c="7"/></text:span><text:span text:style-name="T17">января <text:s text:c="5"/></text:span><text:span text:style-name="T12"><text:s/>20</text:span><text:span text:style-name="T18">25</text:span><text:span text:style-name="T12">г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family-generic="system" style:font-pitch="variable"/>
    <style:font-face style:name="Arial Narrow" svg:font-family="'Arial Narrow'" style:font-family-generic="swiss" style:font-pitch="variable"/>
    <style:font-face style:name="Arial Narrow1" svg:font-family="'Arial Narrow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in" style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right="-0.4339in" fo:margin-top="0in" fo:margin-bottom="0in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4pt" fo:language="en" fo:country="US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1665in" fo:margin-bottom="0.0417in" style:contextual-spacing="false" fo:line-height="100%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665in" fo:margin-bottom="0.0417in" style:contextual-spacing="false" fo:line-height="100%"/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in" fo:margin-bottom="0in" style:contextual-spacing="false" fo:line-height="100%" fo:text-align="center" style:justify-single-word="false" fo:text-indent="0.3937in" style:auto-text-indent="false" fo:keep-with-next="always"/>
      <style:text-properties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right="0.7465in" fo:margin-top="0in" fo:margin-bottom="0in" style:contextual-spacing="false" fo:line-height="150%" fo:text-align="end" style:justify-single-word="false" fo:keep-with-next="always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in" fo:margin-bottom="0in" style:contextual-spacing="false" fo:line-height="100%" fo:text-align="justify" style:justify-single-word="false" fo:text-indent="0.4925in" style:auto-text-indent="false" fo:keep-with-next="always"/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бычный1" style:family="paragraph">
      <style:paragraph-properties fo:margin-top="0in" fo:margin-bottom="0in" style:contextual-spacing="false" fo:line-height="125%" fo:text-align="start" style:justify-single-word="false" fo:orphans="0" fo:widows="0" fo:hyphenation-ladder-count="no-limit" fo:hyphenation-keep="auto" loext:hyphenation-keep-type="column" fo:text-indent="0.4862in" style:auto-text-indent="false" style:snap-to-layout-grid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0.5in" fo:margin-top="0in" fo:margin-bottom="0in" style:contextual-spacing="true" fo:line-height="100%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loext:linked-style-name="Текст_20_Знак">
      <style:paragraph-properties fo:margin-top="0in" fo:margin-bottom="0in" style:contextual-spacing="false" fo:line-height="100%"/>
      <style:text-properties fo:font-size="10pt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.5pt"/>
    </style:style>
    <style:style style:name="Термин" style:family="paragraph" style:parent-style-name="Plain_20_Text">
      <style:paragraph-properties fo:margin-left="0.3937in" fo:text-align="justify" style:justify-single-word="false"/>
      <style:text-properties style:font-name="Times New Roman" fo:font-family="'Times New Roman'" style:font-family-generic="roman" style:font-pitch="variable" fo:font-size="13pt" style:font-name-asian="Times New Roman1" style:font-family-asian="'Times New Roman'" style:font-family-generic-asian="system" style:font-pitch-asian="variable" style:font-size-asian="13pt" style:language-asian="ru" style:country-asian="RU" style:font-size-complex="13pt"/>
    </style:style>
    <style:style style:name="Текст_5f_бюл" style:display-name="Текст_бюл" style:family="paragraph" style:parent-style-name="Plain_20_Text" loext:linked-style-name="Текст_5f_бюл_20_Знак" style:list-style-name="WWNum1" style:list-level="1">
      <style:paragraph-properties fo:text-align="justify" style:justify-single-word="false"/>
      <style:text-properties style:font-name="Times New Roman" fo:font-family="'Times New Roman'" style:font-family-generic="roman" style:font-pitch="variable" fo:font-size="13pt" style:font-name-asian="MS Mincho" style:font-family-asian="'MS Mincho'" style:font-family-generic-asian="system" style:font-pitch-asian="variable" style:font-size-asian="13pt" style:font-size-complex="13pt"/>
    </style:style>
    <style:style style:name="Текст_5f_бюл2" style:display-name="Текст_бюл2" style:family="paragraph" style:parent-style-name="Текст_5f_бюл" style:list-style-name="">
      <style:paragraph-properties fo:margin-left="0.7874in" fo:text-indent="-0.1965in" style:auto-text-indent="false">
        <style:tab-stops>
          <style:tab-stop style:position="0.3in"/>
          <style:tab-stop style:position="0.7874in"/>
        </style:tab-stops>
      </style:paragraph-properties>
    </style:style>
    <style:style style:name="Footnote" style:family="paragraph" style:parent-style-name="Standard" loext:linked-style-name="Текст_20_сноски_20_Знак" style:class="extra">
      <style:paragraph-properties fo:margin-top="0in" fo:margin-bottom="0in" style:contextual-spacing="false" fo:line-height="100%"/>
      <style:text-properties style:font-name="Times New Roman" fo:font-family="'Times New Roman'" style:font-family-generic="roman" style:font-pitch="variable" fo:font-size="10pt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Char_20_Char4_20_Знак_20_Знак_20_Char_20_Char_20_Знак_20_Знак_20_Char_20_Char_20_Знак_20_Char_20_Char1" style:display-name="Char Char4 Знак Знак Char Char Знак Знак Char Char Знак Char Char1" style:family="paragraph" style:parent-style-name="Standard">
      <style:paragraph-properties fo:margin-top="0in" fo:margin-bottom="0.111in" style:contextual-spacing="false" fo:line-height="0.1665in" fo:text-align="end" style:justify-single-word="false" fo:orphans="0" fo:widows="0"/>
      <style:text-properties style:font-name="Times New Roman" fo:font-family="'Times New Roman'" style:font-family-generic="roman" style:font-pitch="variable" fo:font-size="10pt" fo:language="en" fo:country="GB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ody_20_Text_20_Indent_20_3" style:display-name="Body Text Indent 3" style:family="paragraph" style:parent-style-name="Standard" loext:linked-style-name="Основной_20_текст_20_с_20_отступом_20_3_20_Знак">
      <style:paragraph-properties fo:margin-left="0.1965in" fo:margin-top="0in" fo:margin-bottom="0.0835in" style:contextual-spacing="false" fo:line-height="100%"/>
      <style:text-properties style:font-name="Times New Roman" fo:font-family="'Times New Roman'" style:font-family-generic="roman" style:font-pitch="variable" fo:font-size="8pt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Знак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in" fo:margin-bottom="0.0835in" style:contextual-spacing="false"/>
      <style:text-properties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тиль1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text-indent="0.5in" style:auto-text-indent="false"/>
      <style:text-properties style:font-name="Times New Roman" fo:font-family="'Times New Roman'" style:font-family-generic="roman" style:font-pitch="variable" fo:font-size="14pt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Текст_5f_бюл3" style:display-name="Текст_бюл3" style:family="paragraph" style:parent-style-name="Standard">
      <style:paragraph-properties fo:margin-left="1.3335in" fo:margin-top="0in" fo:margin-bottom="0in" style:contextual-spacing="false" fo:line-height="150%" fo:text-align="justify" style:justify-single-word="false" fo:text-indent="-0.25in" style:auto-text-indent="false">
        <style:tab-stops>
          <style:tab-stop style:position="0.5909in"/>
          <style:tab-stop style:position="1.3335in"/>
        </style:tab-stops>
      </style:paragraph-properties>
      <style:text-properties style:font-name="Times New Roman" fo:font-family="'Times New Roman'" style:font-family-generic="roman" style:font-pitch="variable" fo:font-size="13pt" style:font-name-asian="MS Mincho" style:font-family-asian="'MS Mincho'" style:font-family-generic-asian="system" style:font-pitch-asian="variable" style:font-size-asian="13pt" style:language-asian="ru" style:country-asian="RU" style:font-name-complex="Times New Roman1" style:font-family-complex="'Times New Roman'" style:font-family-generic-complex="system" style:font-pitch-complex="variable" style:font-size-complex="13pt"/>
    </style:style>
    <style:style style:name="Char_20_Char4_20_Знак_20_Знак_20_Char_20_Char_20_Знак_20_Знак_20_Char_20_Char_20_Знак_20_Char_20_Char" style:display-name="Char Char4 Знак Знак Char Char Знак Знак Char Char Знак Char Char" style:family="paragraph" style:parent-style-name="Standard">
      <style:paragraph-properties fo:margin-top="0in" fo:margin-bottom="0.111in" style:contextual-spacing="false" fo:line-height="0.1665in" fo:text-align="end" style:justify-single-word="false" fo:orphans="0" fo:widows="0"/>
      <style:text-properties style:font-name="Times New Roman" fo:font-family="'Times New Roman'" style:font-family-generic="roman" style:font-pitch="variable" fo:font-size="10pt" fo:language="en" fo:country="GB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Текст_20_абзацев" style:display-name="Текст абзацев" style:family="paragraph" style:parent-style-name="Plain_20_Text">
      <style:paragraph-properties fo:margin-top="0in" fo:margin-bottom="0.0835in" style:contextual-spacing="false" fo:text-align="justify" style:justify-single-word="false" fo:keep-together="always" fo:text-indent="0.5in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0pt"/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margin-left="0.1965in" fo:margin-top="0in" fo:margin-bottom="0.0835in" style:contextual-spacing="false" fo:line-height="200%"/>
      <style:text-properties style:font-name-complex="Times New Roman1" style:font-family-complex="'Times New Roman'" style:font-family-generic-complex="system" style:font-pitch-complex="variable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margin-right="-0.4339in" fo:margin-top="0in" fo:margin-bottom="0in" style:contextual-spacing="false" fo:line-height="100%" fo:text-align="justify" style:justify-single-word="false" fo:text-indent="0.25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Block_20_Text" style:display-name="Block Text" style:family="paragraph" style:parent-style-name="Standard">
      <style:paragraph-properties fo:margin-left="0.1972in" fo:margin-right="-0.4339in" fo:margin-top="0in" fo:margin-bottom="0in" style:contextual-spacing="false" fo:line-height="100%" fo:text-align="justify" style:justify-single-word="false" fo:text-indent="-0.1972in" style:auto-text-indent="false"/>
      <style:text-properties style:font-name="Times New Roman" fo:font-family="'Times New Roman'" style:font-family-generic="roman" style:font-pitch="variable" fo:font-size="14pt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top="0in" fo:margin-bottom="0in" style:contextual-spacing="false" fo:line-height="100%" fo:text-align="justify" style:justify-single-word="false" fo:orphans="0" fo:widows="0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loext:linked-style-name="Название_20_Знак" style:default-outline-level="1" style:list-style-name="" style:class="chapter">
      <style:paragraph-properties fo:margin-top="0.1665in" fo:margin-bottom="0.0417in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arginalia" style:family="paragraph" style:parent-style-name="Standard" loext:linked-style-name="Текст_20_примечания_20_Знак" style:class="tex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Contents_20_1" style:display-name="Contents 1" style:family="paragraph" style:parent-style-name="Standard" style:next-style-name="Standard" style:auto-update="true" style:class="index"/>
    <style:style style:name="ConsPlusNormal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letter-kerning="false" style:font-name-asian="Calibri1" style:font-family-asian="Calibri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yle2" style:family="paragraph" style:parent-style-name="Standard">
      <style:paragraph-properties fo:margin-top="0in" fo:margin-bottom="0in" style:contextual-spacing="false" fo:line-height="0.2252in" fo:text-align="center" style:justify-single-word="false" fo:orphans="0" fo:widows="0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7" style:family="paragraph" style:parent-style-name="Standard">
      <style:paragraph-properties fo:margin-top="0in" fo:margin-bottom="0in" style:contextual-spacing="false" fo:line-height="0.2236in" fo:orphans="0" fo:widows="0" fo:text-indent="0.4929in" style:auto-text-indent="false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13" style:family="paragraph" style:parent-style-name="Standard">
      <style:paragraph-properties fo:margin-top="0in" fo:margin-bottom="0in" style:contextual-spacing="false" fo:line-height="0.2252in" fo:orphans="0" fo:widows="0" fo:text-indent="-0.2465in" style:auto-text-indent="false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14" style:family="paragraph" style:parent-style-name="Standard">
      <style:paragraph-properties fo:margin-top="0in" fo:margin-bottom="0in" style:contextual-spacing="false" fo:line-height="0.2236in" fo:orphans="0" fo:widows="0" fo:text-indent="-1.2634in" style:auto-text-indent="false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15" style:family="paragraph" style:parent-style-name="Standard">
      <style:paragraph-properties fo:margin-top="0in" fo:margin-bottom="0in" style:contextual-spacing="false" fo:line-height="0.2252in" fo:orphans="0" fo:widows="0" fo:text-indent="0.5in" style:auto-text-indent="false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16" style:family="paragraph" style:parent-style-name="Standard">
      <style:paragraph-properties fo:margin-top="0in" fo:margin-bottom="0in" style:contextual-spacing="false" fo:line-height="0.2236in" fo:text-align="justify" style:justify-single-word="false" fo:orphans="0" fo:widows="0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18" style:family="paragraph" style:parent-style-name="Standard">
      <style:paragraph-properties fo:margin-top="0in" fo:margin-bottom="0in" style:contextual-spacing="false" fo:line-height="0.2236in" fo:orphans="0" fo:widows="0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19" style:family="paragraph" style:parent-style-name="Standard">
      <style:paragraph-properties fo:margin-top="0in" fo:margin-bottom="0in" style:contextual-spacing="false" fo:line-height="0.2236in" fo:orphans="0" fo:widows="0" fo:text-indent="0.2465in" style:auto-text-indent="false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21" style:family="paragraph" style:parent-style-name="Standard">
      <style:paragraph-properties fo:margin-top="0in" fo:margin-bottom="0in" style:contextual-spacing="false" fo:line-height="0.2236in" fo:orphans="0" fo:widows="0" fo:text-indent="-0.6335in" style:auto-text-indent="false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24" style:family="paragraph" style:parent-style-name="Standard">
      <style:paragraph-properties fo:margin-top="0in" fo:margin-bottom="0in" style:contextual-spacing="false" fo:line-height="0.2236in" fo:text-align="justify" style:justify-single-word="false" fo:orphans="0" fo:widows="0" fo:text-indent="0.2429in" style:auto-text-indent="false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1" style:family="paragraph" style:parent-style-name="Standard">
      <style:paragraph-properties fo:margin-top="0in" fo:margin-bottom="0in" style:contextual-spacing="false" fo:line-height="0.2236in" fo:orphans="0" fo:widows="0" fo:text-indent="0.1598in" style:auto-text-indent="false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3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4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5" style:family="paragraph" style:parent-style-name="Standard">
      <style:paragraph-properties fo:margin-top="0in" fo:margin-bottom="0in" style:contextual-spacing="false" fo:line-height="0.1335in" fo:text-align="justify" style:justify-single-word="false" fo:orphans="0" fo:widows="0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6" style:family="paragraph" style:parent-style-name="Standard">
      <style:paragraph-properties fo:margin-top="0in" fo:margin-bottom="0in" style:contextual-spacing="false" fo:line-height="0.2236in" fo:orphans="0" fo:widows="0" fo:text-indent="-1.0335in" style:auto-text-indent="false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8" style:family="paragraph" style:parent-style-name="Standard">
      <style:paragraph-properties fo:margin-top="0in" fo:margin-bottom="0in" style:contextual-spacing="false" fo:line-height="100%" fo:text-align="end" style:justify-single-word="false" fo:orphans="0" fo:widows="0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9" style:family="paragraph" style:parent-style-name="Standard">
      <style:paragraph-properties fo:margin-top="0in" fo:margin-bottom="0in" style:contextual-spacing="false" fo:line-height="0.2236in" fo:orphans="0" fo:widows="0" fo:text-indent="0.2465in" style:auto-text-indent="false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10" style:family="paragraph" style:parent-style-name="Standard">
      <style:paragraph-properties fo:margin-top="0in" fo:margin-bottom="0in" style:contextual-spacing="false" fo:line-height="0.2236in" fo:orphans="0" fo:widows="0" fo:text-indent="0.7965in" style:auto-text-indent="false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11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12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1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20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22" style:family="paragraph" style:parent-style-name="Standard">
      <style:paragraph-properties fo:margin-top="0in" fo:margin-bottom="0in" style:contextual-spacing="false" fo:line-height="0.2236in" fo:orphans="0" fo:widows="0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23" style:family="paragraph" style:parent-style-name="Standard">
      <style:paragraph-properties fo:margin-top="0in" fo:margin-bottom="0in" style:contextual-spacing="false" fo:line-height="0.2335in" fo:text-align="justify" style:justify-single-word="false" fo:orphans="0" fo:widows="0" fo:text-indent="-0.0665in" style:auto-text-indent="false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бычный2" style:family="paragraph">
      <style:paragraph-properties fo:margin-top="0.0693in" fo:margin-bottom="0.0693in" style:contextual-spacing="false" fo:line-height="100%" fo:text-align="start" style:justify-single-word="false" fo:orphans="2" fo:widows="2" fo:hyphenation-ladder-count="no-limit" fo:hyphenation-keep="auto" loext:hyphenation-keep-type="column" style:snap-to-layout-grid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Заголовок2-метод_20_Знак" style:display-name="Заголовок2-метод Знак" style:family="paragraph" style:parent-style-name="Heading_20_2" loext:linked-style-name="Заголовок2-метод_20_Знак_20_Знак">
      <style:paragraph-properties fo:margin-top="0.0835in" fo:margin-bottom="0.0417in" style:contextual-spacing="false" fo:line-height="100%" fo:text-align="center" style:justify-single-word="false" fo:keep-together="auto"/>
      <style:text-properties style:use-window-font-color="true" loext:opacity="0%" style:font-name="Calibri" fo:font-family="Calibri" style:font-family-generic="roman" style:font-pitch="variable" fo:font-size="15pt" fo:font-style="italic" style:font-name-asian="Calibri1" style:font-family-asian="Calibri" style:font-family-generic-asian="system" style:font-pitch-asian="variable" style:font-size-asian="15pt" style:font-style-asian="italic" style:font-name-complex="F" style:font-family-generic-complex="system" style:font-pitch-complex="variable" style:font-size-complex="15pt" style:font-weight-complex="normal"/>
    </style:style>
    <style:style style:name="Основной_20_текст1" style:display-name="Основной текст1" style:family="paragraph" style:parent-style-name="Standard" loext:linked-style-name="Основной_20_текст_5f_">
      <loext:graphic-properties draw:fill="solid" draw:fill-color="#ffffff"/>
      <style:paragraph-properties fo:margin-top="0in" fo:margin-bottom="0in" style:contextual-spacing="false" fo:line-height="0.1634in" fo:text-align="justify" style:justify-single-word="false" fo:text-indent="-0.2917in" style:auto-text-indent="false" fo:background-color="#ffffff"/>
      <style:text-properties style:font-name="Arial" fo:font-family="Arial" style:font-family-generic="swiss" style:font-pitch="variable" fo:font-size="9.5pt" style:font-name-asian="Arial1" style:font-family-asian="Arial" style:font-family-generic-asian="system" style:font-pitch-asian="variable" style:font-size-asian="9.5pt" style:font-name-complex="Arial1" style:font-family-complex="Arial" style:font-family-generic-complex="system" style:font-pitch-complex="variable" style:font-size-complex="9.5pt"/>
    </style:style>
    <style:style style:name="Style34" style:family="paragraph" style:parent-style-name="Standard">
      <style:paragraph-properties fo:margin-top="0in" fo:margin-bottom="0in" style:contextual-spacing="false" fo:line-height="0.3335in" fo:orphans="0" fo:widows="0" fo:text-indent="-0.9165in" style:auto-text-indent="false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25" style:family="paragraph" style:parent-style-name="Standard">
      <style:paragraph-properties fo:margin-top="0in" fo:margin-bottom="0in" style:contextual-spacing="false" fo:line-height="0.3366in" fo:text-align="center" style:justify-single-word="false" fo:orphans="0" fo:widows="0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32" style:family="paragraph" style:parent-style-name="Standard">
      <style:paragraph-properties fo:margin-top="0in" fo:margin-bottom="0in" style:contextual-spacing="false" fo:line-height="0.3366in" fo:orphans="0" fo:widows="0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4f81bd" loext:opacity="100%" style:font-name="Cambria" fo:font-family="Cambria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style:font-name="Times New Roman" fo:font-family="'Times New Roman'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Calibri" fo:font-family="Calibri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Calibri" fo:font-family="Calibri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Текст_20_Знак" style:display-name="Текст Знак" style:family="text" style:parent-style-name="Default_20_Paragraph_20_Font" loext:linked-style-name="Plain_20_Text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.5pt"/>
    </style:style>
    <style:style style:name="Текст_5f_бюл_20_Знак" style:display-name="Текст_бюл Знак" style:family="text" loext:linked-style-name="Текст_5f_бюл">
      <style:text-properties style:font-name="Times New Roman" fo:font-family="'Times New Roman'" style:font-family-generic="roman" style:font-pitch="variable" fo:font-size="13pt" style:font-name-asian="MS Mincho" style:font-family-asian="'MS Mincho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Footnote_20_Characters" style:display-name="Footnote Characters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Footnote_20_Symbol" style:display-name="Footnote Symbol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Footnote_20_anchor" style:display-name="Footnote anchor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Текст_20_сноски_20_Знак" style:display-name="Текст сноски Знак" style:family="text" style:parent-style-name="Default_20_Paragraph_20_Font" loext:linked-style-name="Footnote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кст_20_Знак2" style:display-name="Текст Знак2" style:family="text">
      <style:text-properties fo:font-size="13pt" fo:language="ru" fo:country="RU" style:font-size-asian="13pt" style:language-asian="ru" style:country-asian="RU" style:font-name-complex="Times New Roman1" style:font-family-complex="'Times New Roman'" style:font-family-generic-complex="system" style:font-pitch-complex="variable" style:font-size-complex="13pt"/>
    </style:style>
    <style:style style:name="Page_20_Number" style:display-name="Page Number" style:family="text">
      <style:text-properties style:font-name-complex="Times New Roman1" style:font-family-complex="'Times New Roman'" style:font-family-generic-complex="system" style:font-pitch-complex="variable"/>
    </style:style>
    <style:style style:name="apple-converted-space" style:family="text" style:parent-style-name="Default_20_Paragraph_20_Font"/>
    <style:style style:name="Основной_20_текст_20_с_20_отступом_20_3_20_Знак" style:display-name="Основной текст с отступом 3 Знак" style:family="text" style:parent-style-name="Default_20_Paragraph_20_Font" loext:linked-style-name="Body_20_Text_20_Indent_20_3">
      <style:text-properties style:font-name="Times New Roman" fo:font-family="'Times New Roman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Основной_20_текст_20_3_20_Знак" style:display-name="Основной текст 3 Знак" style:family="text" style:parent-style-name="Default_20_Paragraph_20_Font" loext:linked-style-name="Body_20_Text_20_3">
      <style:text-properties style:font-name="Calibri" fo:font-family="Calibri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Текст_20_Знак1" style:display-name="Текст Знак1" style:family="text">
      <style:text-properties fo:font-size="13pt" fo:language="ru" fo:country="RU" style:font-size-asian="13pt" style:language-asian="ru" style:country-asian="RU" style:font-name-complex="Courier New" style:font-family-complex="'Courier New'" style:font-family-generic-complex="system" style:font-pitch-complex="variable" style:language-complex="ar" style:country-complex="SA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 loext:linked-style-name="Body_20_Text_20_Indent_20_2"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2_20_Знак" style:display-name="Основной текст 2 Знак" style:family="text" style:parent-style-name="Default_20_Paragraph_20_Font" loext:linked-style-name="Body_20_Text_20_2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Название_20_Знак" style:display-name="Название Знак" style:family="text" style:parent-style-name="Default_20_Paragraph_20_Font" loext:linked-style-name="Title">
      <style:text-properties style:font-name="Arial" fo:font-family="Arial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ep" style:family="text"/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Marginalia">
      <style:text-properties style:font-name="Calibri" fo:font-family="Calibri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Calibri" fo:font-family="Calibri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Заголовок_20_1_20_Знак1" style:display-name="Заголовок 1 Знак1" style:family="text"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Font_20_Style27" style:display-name="Font Style27" style:family="text">
      <style:text-properties style:font-name="Times New Roman" fo:font-family="'Times New Roman'" style:font-family-generic="roman" style:font-pitch="variable" fo:font-size="13pt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Font_20_Style26" style:display-name="Font Style26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Font_20_Style28" style:display-name="Font Style28" style:family="text"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Arial Narrow1" style:font-family-complex="'Arial Narrow'" style:font-family-generic-complex="system" style:font-pitch-complex="variable" style:font-size-complex="10pt" style:font-weight-complex="bold"/>
    </style:style>
    <style:style style:name="Font_20_Style29" style:display-name="Font Style29" style:family="text">
      <style:text-properties fo:font-variant="small-caps" style:font-name="Arial Black" fo:font-family="'Arial Black'" style:font-family-generic="swiss" style:font-pitch="variable" fo:font-size="17pt" fo:letter-spacing="0.0138in" style:font-size-asian="17pt" style:font-name-complex="Arial Black1" style:font-family-complex="'Arial Black'" style:font-family-generic-complex="system" style:font-pitch-complex="variable" style:font-size-complex="17pt"/>
    </style:style>
    <style:style style:name="Font_20_Style30" style:display-name="Font Style30" style:family="text">
      <style:text-properties style:font-name="Times New Roman" fo:font-family="'Times New Roman'" style:font-family-generic="roman" style:font-pitch="variable" fo:font-size="7pt" style:font-size-asian="7pt" style:font-name-complex="Times New Roman1" style:font-family-complex="'Times New Roman'" style:font-family-generic-complex="system" style:font-pitch-complex="variable" style:font-size-complex="7pt"/>
    </style:style>
    <style:style style:name="Заголовок2-метод_20_Знак_20_Знак" style:display-name="Заголовок2-метод Знак Знак" style:family="text" loext:linked-style-name="Заголовок2-метод_20_Знак">
      <style:text-properties fo:font-size="15pt" fo:font-style="italic" fo:font-weight="bold" style:font-size-asian="15pt" style:font-style-asian="italic" style:font-weight-asian="bold" style:font-size-complex="15pt"/>
    </style:style>
    <style:style style:name="Основной_20_текст_5f_" style:display-name="Основной текст_" style:family="text" loext:linked-style-name="Основной_20_текст1">
      <style:text-properties style:font-name="Arial" fo:font-family="Arial" style:font-family-generic="swiss" style:font-pitch="variable" fo:font-size="9.5pt" fo:background-color="#ffffff" style:font-name-asian="Arial1" style:font-family-asian="Arial" style:font-family-generic-asian="system" style:font-pitch-asian="variable" style:font-size-asian="9.5pt" style:font-name-complex="Arial1" style:font-family-complex="Arial" style:font-family-generic-complex="system" style:font-pitch-complex="variable" style:font-size-complex="9.5pt"/>
    </style:style>
    <style:style style:name="Font_20_Style94" style:display-name="Font Style94" style:family="text">
      <style:text-properties style:font-name="Times New Roman" fo:font-family="'Times New Roman'" style:font-family-generic="roman" style:font-pitch="variable" fo:font-size="13pt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Font_20_Style95" style:display-name="Font Style95" style:family="text">
      <style:text-properties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txt" style:family="text">
      <style:text-properties style:font-name-complex="Times New Roman1" style:font-family-complex="'Times New Roman'" style:font-family-generic-complex="system" style:font-pitch-complex="variable"/>
    </style:style>
    <style:style style:name="Абзац_20_списка_20_Знак" style:display-name="Абзац списка Знак" style:family="text" style:parent-style-name="Default_20_Paragraph_20_Font" loext:linked-style-name="List_20_Paragraph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2" style:family="text"/>
    <style:style style:name="s3" style:family="text"/>
    <style:style style:name="ListLabel_20_1" style:display-name="ListLabel 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Нет_20_списка1" style:display-name="Нет списка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Нет_20_списка2" style:display-name="Нет списка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Нет_20_списка3" style:display-name="Нет списка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6252in" fo:text-indent="-0.25in" fo:margin-left="4.625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9-18T03:04:00</meta:creation-date>
    <meta:initial-creator>Фатхуллин Роман Равильевич</meta:initial-creator>
    <dc:language>en-US</dc:language>
    <dc:date>2025-06-28T16:24:14.024547941</dc:date>
    <meta:editing-cycles>7</meta:editing-cycles>
    <meta:editing-duration>PT21M57S</meta:editing-duration>
    <meta:generator>LibreOffice/25.2.3.2$Linux_X86_64 LibreOffice_project/520$Build-2</meta:generator>
    <meta:document-statistic meta:table-count="0" meta:image-count="0" meta:object-count="0" meta:page-count="1" meta:paragraph-count="26" meta:word-count="82" meta:character-count="876" meta:non-whitespace-character-count="751"/>
    <meta:user-defined meta:name="AppVersion">15.0000</meta:user-defined>
    <meta:template xlink:type="simple" xlink:actuate="onRequest" xlink:title="Normal.dotm" xlink:href=""/>
  </office:meta>
</office:document-meta>
</file>